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HelveticaNeue" svg:font-family="HelveticaNeue"/>
    <style:font-face style:name="IPAPMincho" svg:font-family="IPAP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7788a"/>
    </style:style>
    <style:style style:name="gr2" style:family="graphic" style:parent-style-name="standard">
      <style:graphic-properties draw:stroke="none" draw:fill="solid" draw:fill-color="#78c445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13cm" svg:stroke-color="#000000" draw:stroke-linejoin="round" svg:stroke-linecap="round" draw:fill="none" fo:padding-top="0.006cm" fo:padding-bottom="0.006cm" fo:padding-left="0.006cm" fo:padding-right="0.006cm"/>
    </style:style>
    <style:style style:name="gr5" style:family="graphic" style:parent-style-name="standard">
      <style:graphic-properties draw:stroke="dash" draw:stroke-dash="stroke-dash211" svg:stroke-width="0.026cm" svg:stroke-color="#c11b24" draw:stroke-linejoin="round" svg:stroke-linecap="round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</style:style>
    <style:style style:name="gr7" style:family="graphic" style:parent-style-name="standard">
      <style:graphic-properties draw:stroke="dash" draw:stroke-dash="stroke-dash211" svg:stroke-width="0.026cm" svg:stroke-color="#2b6f00" draw:stroke-linejoin="round" svg:stroke-linecap="round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612cm" fo:padding-top="0cm" fo:padding-bottom="0cm" fo:padding-left="0cm" fo:padding-right="0cm"/>
    </style:style>
    <style:style style:name="gr9" style:family="graphic" style:parent-style-name="standard">
      <style:graphic-properties draw:stroke="dash" draw:stroke-dash="stroke-dash211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P1" style:family="paragraph">
      <loext:graphic-properties draw:fill="solid" draw:fill-color="#f7788a"/>
    </style:style>
    <style:style style:name="P2" style:family="paragraph">
      <loext:graphic-properties draw:fill="solid" draw:fill-color="#78c445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end" style:writing-mode="lr-tb"/>
      <style:text-properties style:font-name="IPAPMincho"/>
    </style:style>
    <style:style style:name="P6" style:family="paragraph">
      <loext:graphic-properties draw:fill="none"/>
      <style:paragraph-properties fo:text-align="end" style:writing-mode="lr-tb"/>
      <style:text-properties style:font-name="IPAPMincho" fo:font-size="6pt" style:font-size-asian="6pt" style:font-size-complex="6pt"/>
    </style:style>
    <style:style style:name="P7" style:family="paragraph">
      <style:paragraph-properties fo:text-align="start" style:writing-mode="lr-tb"/>
      <style:text-properties style:font-name="IPAPMincho"/>
    </style:style>
    <style:style style:name="P8" style:family="paragraph">
      <loext:graphic-properties draw:fill="none"/>
      <style:text-properties style:font-name="IPAPMincho" fo:font-size="6pt" style:font-size-asian="6pt" style:font-size-complex="6pt"/>
    </style:style>
    <style:style style:name="P9" style:family="paragraph">
      <style:paragraph-properties fo:text-align="start" style:writing-mode="lr-tb"/>
      <style:text-properties style:font-name="IPAPMincho" fo:font-size="5pt" style:font-size-asian="5pt" style:font-size-complex="5pt"/>
    </style:style>
    <style:style style:name="P10" style:family="paragraph">
      <loext:graphic-properties draw:fill="none"/>
      <style:text-properties style:font-name="IPAPMincho" fo:font-size="5pt" style:font-size-asian="5pt" style:font-size-complex="5pt"/>
    </style:style>
    <style:style style:name="T1" style:family="text">
      <style:text-properties fo:color="#000000" style:font-name="IPAPMincho" fo:font-size="6pt" style:font-size-asian="6pt" style:font-name-complex="HelveticaNeue" style:font-size-complex="6pt"/>
    </style:style>
    <style:style style:name="T2" style:family="text">
      <style:text-properties fo:color="#000000" style:font-name="IPAPMincho" fo:font-size="5pt" style:font-size-asian="5pt" style:font-name-complex="HelveticaNeue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475cm" svg:height="0.474cm" svg:x="5.501cm" svg:y="1.152cm" svg:viewBox="0 0 476 475" draw:points="0,0 476,0 476,475 0,475">
          <text:p/>
        </draw:polygon>
        <draw:polygon draw:style-name="gr2" draw:text-style-name="P2" draw:layer="layout" svg:width="0.475cm" svg:height="0.474cm" svg:x="5.501cm" svg:y="2.577cm" svg:viewBox="0 0 476 475" draw:points="0,0 476,0 476,475 0,475">
          <text:p/>
        </draw:polygon>
        <draw:polygon draw:style-name="gr3" draw:text-style-name="P3" draw:layer="layout" svg:width="0.475cm" svg:height="0.475cm" svg:x="3.956cm" svg:y="0.556cm" svg:viewBox="0 0 476 476" draw:points="0,0 476,0 476,476 0,476">
          <text:p/>
        </draw:polygon>
        <draw:polygon draw:style-name="gr4" draw:text-style-name="P4" draw:layer="layout" svg:width="0.475cm" svg:height="0.475cm" svg:x="3.956cm" svg:y="0.556cm" svg:viewBox="0 0 476 476" draw:points="0,0 476,0 476,476 0,476">
          <text:p/>
        </draw:polygon>
        <draw:polygon draw:style-name="gr3" draw:text-style-name="P3" draw:layer="layout" svg:width="0.475cm" svg:height="0.475cm" svg:x="3.956cm" svg:y="1.031cm" svg:viewBox="0 0 476 476" draw:points="0,0 476,0 476,476 0,476">
          <text:p/>
        </draw:polygon>
        <draw:polygon draw:style-name="gr4" draw:text-style-name="P4" draw:layer="layout" svg:width="0.475cm" svg:height="0.475cm" svg:x="3.956cm" svg:y="1.031cm" svg:viewBox="0 0 476 476" draw:points="0,0 476,0 476,476 0,476">
          <text:p/>
        </draw:polygon>
        <draw:polygon draw:style-name="gr3" draw:text-style-name="P3" draw:layer="layout" svg:width="0.475cm" svg:height="0.475cm" svg:x="3.956cm" svg:y="1.506cm" svg:viewBox="0 0 476 476" draw:points="0,0 476,0 476,476 0,476">
          <text:p/>
        </draw:polygon>
        <draw:polygon draw:style-name="gr4" draw:text-style-name="P4" draw:layer="layout" svg:width="0.475cm" svg:height="0.475cm" svg:x="3.956cm" svg:y="1.506cm" svg:viewBox="0 0 476 476" draw:points="0,0 476,0 476,476 0,476">
          <text:p/>
        </draw:polygon>
        <draw:polygon draw:style-name="gr3" draw:text-style-name="P3" draw:layer="layout" svg:width="0.475cm" svg:height="0.474cm" svg:x="3.956cm" svg:y="1.981cm" svg:viewBox="0 0 476 475" draw:points="0,0 476,0 476,475 0,475">
          <text:p/>
        </draw:polygon>
        <draw:polygon draw:style-name="gr4" draw:text-style-name="P4" draw:layer="layout" svg:width="0.475cm" svg:height="0.474cm" svg:x="3.956cm" svg:y="1.981cm" svg:viewBox="0 0 476 475" draw:points="0,0 476,0 476,475 0,475">
          <text:p/>
        </draw:polygon>
        <draw:polygon draw:style-name="gr3" draw:text-style-name="P3" draw:layer="layout" svg:width="0.475cm" svg:height="0.475cm" svg:x="3.956cm" svg:y="2.455cm" svg:viewBox="0 0 476 476" draw:points="0,0 476,0 476,476 0,476">
          <text:p/>
        </draw:polygon>
        <draw:polygon draw:style-name="gr4" draw:text-style-name="P4" draw:layer="layout" svg:width="0.475cm" svg:height="0.475cm" svg:x="3.956cm" svg:y="2.455cm" svg:viewBox="0 0 476 476" draw:points="0,0 476,0 476,476 0,476">
          <text:p/>
        </draw:polygon>
        <draw:polygon draw:style-name="gr3" draw:text-style-name="P3" draw:layer="layout" svg:width="0.475cm" svg:height="0.475cm" svg:x="3.956cm" svg:y="2.93cm" svg:viewBox="0 0 476 476" draw:points="0,0 476,0 476,476 0,476">
          <text:p/>
        </draw:polygon>
        <draw:polygon draw:style-name="gr4" draw:text-style-name="P4" draw:layer="layout" svg:width="0.475cm" svg:height="0.475cm" svg:x="3.956cm" svg:y="2.93cm" svg:viewBox="0 0 476 476" draw:points="0,0 476,0 476,476 0,476">
          <text:p/>
        </draw:polygon>
        <draw:polygon draw:style-name="gr3" draw:text-style-name="P3" draw:layer="layout" svg:width="0.475cm" svg:height="2.848cm" svg:x="4.193cm" svg:y="0.794cm" svg:viewBox="0 0 476 2849" draw:points="0,0 476,0 476,2849 0,2849">
          <text:p/>
        </draw:polygon>
        <draw:polygon draw:style-name="gr4" draw:text-style-name="P4" draw:layer="layout" svg:width="0.475cm" svg:height="2.848cm" svg:x="4.193cm" svg:y="0.794cm" svg:viewBox="0 0 476 2849" draw:points="0,0 476,0 476,2849 0,2849">
          <text:p/>
        </draw:polygon>
        <draw:polygon draw:style-name="gr3" draw:text-style-name="P3" draw:layer="layout" svg:width="0.475cm" svg:height="0.475cm" svg:x="4.193cm" svg:y="1.743cm" svg:viewBox="0 0 476 476" draw:points="0,0 476,0 476,476 0,476">
          <text:p/>
        </draw:polygon>
        <draw:polygon draw:style-name="gr4" draw:text-style-name="P4" draw:layer="layout" svg:width="0.475cm" svg:height="0.475cm" svg:x="4.193cm" svg:y="1.743cm" svg:viewBox="0 0 476 476" draw:points="0,0 476,0 476,476 0,476">
          <text:p/>
        </draw:polygon>
        <draw:polygon draw:style-name="gr1" draw:text-style-name="P1" draw:layer="layout" svg:width="0.475cm" svg:height="0.474cm" svg:x="4.193cm" svg:y="0.794cm" svg:viewBox="0 0 476 475" draw:points="0,0 476,0 476,475 0,475">
          <text:p/>
        </draw:polygon>
        <draw:polygon draw:style-name="gr4" draw:text-style-name="P4" draw:layer="layout" svg:width="0.475cm" svg:height="0.474cm" svg:x="4.193cm" svg:y="0.794cm" svg:viewBox="0 0 476 475" draw:points="0,0 476,0 476,475 0,475">
          <text:p/>
        </draw:polygon>
        <draw:polygon draw:style-name="gr3" draw:text-style-name="P3" draw:layer="layout" svg:width="0.475cm" svg:height="0.475cm" svg:x="4.193cm" svg:y="1.268cm" svg:viewBox="0 0 476 476" draw:points="0,0 476,0 476,476 0,476">
          <text:p/>
        </draw:polygon>
        <draw:polygon draw:style-name="gr4" draw:text-style-name="P4" draw:layer="layout" svg:width="0.475cm" svg:height="0.475cm" svg:x="4.193cm" svg:y="1.268cm" svg:viewBox="0 0 476 476" draw:points="0,0 476,0 476,476 0,476">
          <text:p/>
        </draw:polygon>
        <draw:polygon draw:style-name="gr3" draw:text-style-name="P3" draw:layer="layout" svg:width="0.475cm" svg:height="0.475cm" svg:x="4.193cm" svg:y="2.218cm" svg:viewBox="0 0 476 476" draw:points="0,0 476,0 476,476 0,476">
          <text:p/>
        </draw:polygon>
        <draw:polygon draw:style-name="gr4" draw:text-style-name="P4" draw:layer="layout" svg:width="0.475cm" svg:height="0.475cm" svg:x="4.193cm" svg:y="2.218cm" svg:viewBox="0 0 476 476" draw:points="0,0 476,0 476,476 0,476">
          <text:p/>
        </draw:polygon>
        <draw:polygon draw:style-name="gr3" draw:text-style-name="P3" draw:layer="layout" svg:width="0.475cm" svg:height="0.475cm" svg:x="4.193cm" svg:y="2.693cm" svg:viewBox="0 0 476 476" draw:points="0,0 476,0 476,476 0,476">
          <text:p/>
        </draw:polygon>
        <draw:polygon draw:style-name="gr4" draw:text-style-name="P4" draw:layer="layout" svg:width="0.475cm" svg:height="0.475cm" svg:x="4.193cm" svg:y="2.693cm" svg:viewBox="0 0 476 476" draw:points="0,0 476,0 476,476 0,476">
          <text:p/>
        </draw:polygon>
        <draw:polygon draw:style-name="gr3" draw:text-style-name="P3" draw:layer="layout" svg:width="0.475cm" svg:height="0.474cm" svg:x="4.193cm" svg:y="3.168cm" svg:viewBox="0 0 476 475" draw:points="0,0 476,0 476,475 0,475">
          <text:p/>
        </draw:polygon>
        <draw:polygon draw:style-name="gr4" draw:text-style-name="P4" draw:layer="layout" svg:width="0.475cm" svg:height="0.474cm" svg:x="4.193cm" svg:y="3.168cm" svg:viewBox="0 0 476 475" draw:points="0,0 476,0 476,475 0,475">
          <text:p/>
        </draw:polygon>
        <draw:polygon draw:style-name="gr3" draw:text-style-name="P3" draw:layer="layout" svg:width="2.611cm" svg:height="3.324cm" svg:x="0.989cm" svg:y="0.556cm" svg:viewBox="0 0 2612 3325" draw:points="0,0 2612,0 2612,3325 0,3325">
          <text:p/>
        </draw:polygon>
        <draw:polygon draw:style-name="gr4" draw:text-style-name="P4" draw:layer="layout" svg:width="2.611cm" svg:height="3.324cm" svg:x="0.989cm" svg:y="0.556cm" svg:viewBox="0 0 2612 3325" draw:points="0,0 2612,0 2612,3325 0,3325">
          <text:p/>
        </draw:polygon>
        <draw:polygon draw:style-name="gr1" draw:text-style-name="P1" draw:layer="layout" svg:width="2.611cm" svg:height="0.475cm" svg:x="0.989cm" svg:y="1.031cm" svg:viewBox="0 0 2612 476" draw:points="0,0 2612,0 2612,476 0,476">
          <text:p/>
        </draw:polygon>
        <draw:polygon draw:style-name="gr4" draw:text-style-name="P4" draw:layer="layout" svg:width="2.611cm" svg:height="0.475cm" svg:x="0.989cm" svg:y="1.031cm" svg:viewBox="0 0 2612 476" draw:points="0,0 2612,0 2612,476 0,476">
          <text:p/>
        </draw:polygon>
        <draw:polygon draw:style-name="gr2" draw:text-style-name="P2" draw:layer="layout" svg:width="2.611cm" svg:height="0.474cm" svg:x="0.989cm" svg:y="1.981cm" svg:viewBox="0 0 2612 475" draw:points="0,0 2612,0 2612,475 0,475">
          <text:p/>
        </draw:polygon>
        <draw:polygon draw:style-name="gr4" draw:text-style-name="P4" draw:layer="layout" svg:width="2.611cm" svg:height="0.474cm" svg:x="0.989cm" svg:y="1.981cm" svg:viewBox="0 0 2612 475" draw:points="0,0 2612,0 2612,475 0,475">
          <text:p/>
        </draw:polygon>
        <draw:polygon draw:style-name="gr2" draw:text-style-name="P2" draw:layer="layout" svg:width="2.611cm" svg:height="0.475cm" svg:x="0.989cm" svg:y="2.93cm" svg:viewBox="0 0 2612 476" draw:points="0,0 2612,0 2612,476 0,476">
          <text:p/>
        </draw:polygon>
        <draw:polygon draw:style-name="gr4" draw:text-style-name="P4" draw:layer="layout" svg:width="2.611cm" svg:height="0.475cm" svg:x="0.989cm" svg:y="2.93cm" svg:viewBox="0 0 2612 476" draw:points="0,0 2612,0 2612,476 0,476">
          <text:p/>
        </draw:polygon>
        <draw:polygon draw:style-name="gr1" draw:text-style-name="P1" draw:layer="layout" svg:width="2.611cm" svg:height="0.475cm" svg:x="0.989cm" svg:y="0.556cm" svg:viewBox="0 0 2612 476" draw:points="0,0 2612,0 2612,476 0,476">
          <text:p/>
        </draw:polygon>
        <draw:polygon draw:style-name="gr4" draw:text-style-name="P4" draw:layer="layout" svg:width="2.611cm" svg:height="0.475cm" svg:x="0.989cm" svg:y="0.556cm" svg:viewBox="0 0 2612 476" draw:points="0,0 2612,0 2612,476 0,476">
          <text:p/>
        </draw:polygon>
        <draw:polygon draw:style-name="gr2" draw:text-style-name="P2" draw:layer="layout" svg:width="2.611cm" svg:height="0.475cm" svg:x="0.989cm" svg:y="2.455cm" svg:viewBox="0 0 2612 476" draw:points="0,0 2612,0 2612,476 0,476">
          <text:p/>
        </draw:polygon>
        <draw:polygon draw:style-name="gr4" draw:text-style-name="P4" draw:layer="layout" svg:width="2.611cm" svg:height="0.475cm" svg:x="0.989cm" svg:y="2.455cm" svg:viewBox="0 0 2612 476" draw:points="0,0 2612,0 2612,476 0,476">
          <text:p/>
        </draw:polygon>
        <draw:polygon draw:style-name="gr4" draw:text-style-name="P4" draw:layer="layout" svg:width="0.435cm" svg:height="3.324cm" svg:x="1.424cm" svg:y="0.556cm" svg:viewBox="0 0 436 3325" draw:points="0,0 436,0 436,3325 0,3325">
          <text:p/>
        </draw:polygon>
        <draw:polygon draw:style-name="gr4" draw:text-style-name="P4" draw:layer="layout" svg:width="0.435cm" svg:height="3.324cm" svg:x="2.294cm" svg:y="0.556cm" svg:viewBox="0 0 436 3325" draw:points="0,0 436,0 436,3325 0,3325">
          <text:p/>
        </draw:polygon>
        <draw:polygon draw:style-name="gr4" draw:text-style-name="P4" draw:layer="layout" svg:width="0.435cm" svg:height="3.324cm" svg:x="3.165cm" svg:y="0.556cm" svg:viewBox="0 0 436 3325" draw:points="0,0 436,0 436,3325 0,3325">
          <text:p/>
        </draw:polygon>
        <draw:line draw:style-name="gr5" draw:text-style-name="P4" draw:layer="layout" svg:x1="4.194cm" svg:y1="0.795cm" svg:x2="3.6cm" svg:y2="0.556cm">
          <text:p/>
        </draw:line>
        <draw:line draw:style-name="gr5" draw:text-style-name="P4" draw:layer="layout" svg:x1="4.194cm" svg:y1="1.268cm" svg:x2="3.6cm" svg:y2="1.507cm">
          <text:p/>
        </draw:line>
        <draw:frame draw:style-name="gr6" draw:text-style-name="P6" draw:layer="layout" svg:width="0.43cm" svg:height="0.213cm" svg:x="0.141cm" svg:y="0.635cm">
          <draw:text-box>
            <text:p text:style-name="P5"><text:span text:style-name="T1">This</text:span></text:p>
          </draw:text-box>
        </draw:frame>
        <draw:frame draw:style-name="gr6" draw:text-style-name="P6" draw:layer="layout" svg:width="0.21cm" svg:height="0.213cm" svg:x="0.134cm" svg:y="1.096cm">
          <draw:text-box>
            <text:p text:style-name="P5"><text:span text:style-name="T1">is</text:span></text:p>
          </draw:text-box>
        </draw:frame>
        <draw:frame draw:style-name="gr6" draw:text-style-name="P6" draw:layer="layout" svg:width="0.21cm" svg:height="0.213cm" svg:x="0.139cm" svg:y="1.583cm">
          <draw:text-box>
            <text:p text:style-name="P5"><text:span text:style-name="T1">a</text:span></text:p>
          </draw:text-box>
        </draw:frame>
        <draw:frame draw:style-name="gr6" draw:text-style-name="P6" draw:layer="layout" svg:width="0.434cm" svg:height="0.213cm" svg:x="0.14cm" svg:y="2.071cm">
          <draw:text-box>
            <text:p text:style-name="P5"><text:span text:style-name="T1">very</text:span></text:p>
          </draw:text-box>
        </draw:frame>
        <draw:frame draw:style-name="gr6" draw:text-style-name="P6" draw:layer="layout" svg:width="0.497cm" svg:height="0.213cm" svg:x="0.139cm" svg:y="2.546cm">
          <draw:text-box>
            <text:p text:style-name="P5"><text:span text:style-name="T1">good</text:span></text:p>
          </draw:text-box>
        </draw:frame>
        <draw:frame draw:style-name="gr6" draw:text-style-name="P6" draw:layer="layout" svg:width="0.73cm" svg:height="0.213cm" svg:x="0.14cm" svg:y="3.022cm">
          <draw:text-box>
            <text:p text:style-name="P5"><text:span text:style-name="T1">english</text:span></text:p>
          </draw:text-box>
        </draw:frame>
        <draw:line draw:style-name="gr7" draw:text-style-name="P4" draw:layer="layout" svg:x1="4.431cm" svg:y1="1.981cm" svg:x2="3.6cm" svg:y2="1.981cm">
          <text:p/>
        </draw:line>
        <draw:line draw:style-name="gr7" draw:text-style-name="P4" draw:layer="layout" svg:x1="4.432cm" svg:y1="2.455cm" svg:x2="3.6cm" svg:y2="3.406cm">
          <text:p/>
        </draw:line>
        <draw:polygon draw:style-name="gr4" draw:text-style-name="P4" draw:layer="layout" svg:width="0.475cm" svg:height="0.475cm" svg:x="5.499cm" svg:y="1.15cm" svg:viewBox="0 0 476 476" draw:points="0,0 476,0 476,476 0,476">
          <text:p/>
        </draw:polygon>
        <draw:polygon draw:style-name="gr3" draw:text-style-name="P3" draw:layer="layout" svg:width="0.475cm" svg:height="0.474cm" svg:x="5.499cm" svg:y="1.625cm" svg:viewBox="0 0 476 475" draw:points="0,0 476,0 476,475 0,475">
          <text:p/>
        </draw:polygon>
        <draw:polygon draw:style-name="gr4" draw:text-style-name="P4" draw:layer="layout" svg:width="0.475cm" svg:height="0.474cm" svg:x="5.499cm" svg:y="1.625cm" svg:viewBox="0 0 476 475" draw:points="0,0 476,0 476,475 0,475">
          <text:p/>
        </draw:polygon>
        <draw:frame draw:style-name="gr8" draw:text-style-name="P6" draw:layer="layout" svg:width="0.612cm" svg:height="0.213cm" svg:x="0.141cm" svg:y="3.54cm">
          <draw:text-box>
            <text:p text:style-name="P5"><text:span text:style-name="T1">movie</text:span></text:p>
          </draw:text-box>
        </draw:frame>
        <draw:polygon draw:style-name="gr3" draw:text-style-name="P3" draw:layer="layout" svg:width="0.475cm" svg:height="0.475cm" svg:x="5.499cm" svg:y="2.099cm" svg:viewBox="0 0 476 476" draw:points="0,0 476,0 476,476 0,476">
          <text:p/>
        </draw:polygon>
        <draw:polygon draw:style-name="gr4" draw:text-style-name="P4" draw:layer="layout" svg:width="0.475cm" svg:height="0.475cm" svg:x="5.499cm" svg:y="2.099cm" svg:viewBox="0 0 476 476" draw:points="0,0 476,0 476,476 0,476">
          <text:p/>
        </draw:polygon>
        <draw:polygon draw:style-name="gr4" draw:text-style-name="P4" draw:layer="layout" svg:width="0.475cm" svg:height="0.475cm" svg:x="5.499cm" svg:y="2.574cm" svg:viewBox="0 0 476 476" draw:points="0,0 476,0 476,476 0,476">
          <text:p/>
        </draw:polygon>
        <draw:line draw:style-name="gr9" draw:text-style-name="P4" draw:layer="layout" svg:x1="5.499cm" svg:y1="1.15cm" svg:x2="4.681cm" svg:y2="0.814cm">
          <text:p/>
        </draw:line>
        <draw:line draw:style-name="gr9" draw:text-style-name="P4" draw:layer="layout" svg:x1="5.5cm" svg:y1="1.625cm" svg:x2="4.783cm" svg:y2="3.54cm">
          <text:p/>
        </draw:line>
        <draw:polygon draw:style-name="gr3" draw:text-style-name="P3" draw:layer="layout" svg:width="0.475cm" svg:height="0.475cm" svg:x="4.431cm" svg:y="1.031cm" svg:viewBox="0 0 476 476" draw:points="0,0 476,0 476,476 0,476">
          <text:p/>
        </draw:polygon>
        <draw:polygon draw:style-name="gr4" draw:text-style-name="P4" draw:layer="layout" svg:width="0.475cm" svg:height="0.475cm" svg:x="4.431cm" svg:y="1.031cm" svg:viewBox="0 0 476 476" draw:points="0,0 476,0 476,476 0,476">
          <text:p/>
        </draw:polygon>
        <draw:polygon draw:style-name="gr3" draw:text-style-name="P3" draw:layer="layout" svg:width="0.475cm" svg:height="0.475cm" svg:x="4.431cm" svg:y="1.506cm" svg:viewBox="0 0 476 476" draw:points="0,0 476,0 476,476 0,476">
          <text:p/>
        </draw:polygon>
        <draw:polygon draw:style-name="gr4" draw:text-style-name="P4" draw:layer="layout" svg:width="0.475cm" svg:height="0.475cm" svg:x="4.431cm" svg:y="1.506cm" svg:viewBox="0 0 476 476" draw:points="0,0 476,0 476,476 0,476">
          <text:p/>
        </draw:polygon>
        <draw:polygon draw:style-name="gr2" draw:text-style-name="P2" draw:layer="layout" svg:width="0.475cm" svg:height="0.474cm" svg:x="4.431cm" svg:y="1.981cm" svg:viewBox="0 0 476 475" draw:points="0,0 476,0 476,475 0,475">
          <text:p/>
        </draw:polygon>
        <draw:polygon draw:style-name="gr4" draw:text-style-name="P4" draw:layer="layout" svg:width="0.475cm" svg:height="0.474cm" svg:x="4.431cm" svg:y="1.981cm" svg:viewBox="0 0 476 475" draw:points="0,0 476,0 476,475 0,475">
          <text:p/>
        </draw:polygon>
        <draw:polygon draw:style-name="gr3" draw:text-style-name="P3" draw:layer="layout" svg:width="0.475cm" svg:height="0.475cm" svg:x="4.431cm" svg:y="2.455cm" svg:viewBox="0 0 476 476" draw:points="0,0 476,0 476,476 0,476">
          <text:p/>
        </draw:polygon>
        <draw:polygon draw:style-name="gr4" draw:text-style-name="P4" draw:layer="layout" svg:width="0.475cm" svg:height="0.475cm" svg:x="4.431cm" svg:y="2.455cm" svg:viewBox="0 0 476 476" draw:points="0,0 476,0 476,476 0,476">
          <text:p/>
        </draw:polygon>
        <draw:polygon draw:style-name="gr3" draw:text-style-name="P3" draw:layer="layout" svg:width="0.475cm" svg:height="0.475cm" svg:x="4.431cm" svg:y="2.93cm" svg:viewBox="0 0 476 476" draw:points="0,0 476,0 476,476 0,476">
          <text:p/>
        </draw:polygon>
        <draw:polygon draw:style-name="gr4" draw:text-style-name="P4" draw:layer="layout" svg:width="0.475cm" svg:height="0.475cm" svg:x="4.431cm" svg:y="2.93cm" svg:viewBox="0 0 476 476" draw:points="0,0 476,0 476,476 0,476">
          <text:p/>
        </draw:polygon>
        <draw:polygon draw:style-name="gr3" draw:text-style-name="P3" draw:layer="layout" svg:width="0.475cm" svg:height="0.475cm" svg:x="4.431cm" svg:y="3.405cm" svg:viewBox="0 0 476 476" draw:points="0,0 476,0 476,476 0,476">
          <text:p/>
        </draw:polygon>
        <draw:polygon draw:style-name="gr4" draw:text-style-name="P4" draw:layer="layout" svg:width="0.475cm" svg:height="0.475cm" svg:x="4.431cm" svg:y="3.405cm" svg:viewBox="0 0 476 476" draw:points="0,0 476,0 476,476 0,476">
          <text:p/>
        </draw:polygon>
        <draw:line draw:style-name="gr9" draw:text-style-name="P4" draw:layer="layout" svg:x1="5.5cm" svg:y1="2.575cm" svg:x2="4.906cm" svg:y2="1.031cm">
          <text:p/>
        </draw:line>
        <draw:line draw:style-name="gr9" draw:text-style-name="P4" draw:layer="layout" svg:x1="5.5cm" svg:y1="3.049cm" svg:x2="4.906cm" svg:y2="3.881cm">
          <text:p/>
        </draw:line>
        <draw:frame draw:style-name="gr6" draw:text-style-name="P8" draw:layer="layout" svg:width="2.775cm" svg:height="0.213cm" svg:x="0.911cm" svg:y="0.121cm">
          <draw:text-box>
            <text:p text:style-name="P7"><text:span text:style-name="T1">Sentence as a T by k matrix</text:span></text:p>
          </draw:text-box>
        </draw:frame>
        <draw:frame draw:style-name="gr6" draw:text-style-name="P10" draw:layer="layout" svg:width="0.955cm" svg:height="0.21cm" svg:x="3.844cm" svg:y="0.121cm">
          <draw:text-box>
            <text:p text:style-name="P9"><text:span text:style-name="T2">Convolving</text:span></text:p>
          </draw:text-box>
        </draw:frame>
        <draw:frame draw:style-name="gr6" draw:text-style-name="P10" draw:layer="layout" svg:width="1.048cm" svg:height="0.21cm" svg:x="5.084cm" svg:y="0.111cm">
          <draw:text-box>
            <text:p text:style-name="P9"><text:span text:style-name="T2">Max-pooling</text:span></text:p>
          </draw:text-box>
        </draw:frame>
        <draw:line draw:style-name="gr9" draw:text-style-name="P4" draw:layer="layout" svg:x1="6.687cm" svg:y1="1.626cm" svg:x2="5.974cm" svg:y2="1.15cm">
          <text:p/>
        </draw:line>
        <draw:line draw:style-name="gr9" draw:text-style-name="P4" draw:layer="layout" svg:x1="6.687cm" svg:y1="2.099cm" svg:x2="5.974cm" svg:y2="3.05cm">
          <text:p/>
        </draw:line>
        <draw:polygon draw:style-name="gr3" draw:text-style-name="P3" draw:layer="layout" svg:width="0.475cm" svg:height="0.474cm" svg:x="6.686cm" svg:y="1.625cm" svg:viewBox="0 0 476 475" draw:points="0,0 476,0 476,475 0,475">
          <text:p/>
        </draw:polygon>
        <draw:polygon draw:style-name="gr4" draw:text-style-name="P4" draw:layer="layout" svg:width="0.475cm" svg:height="0.474cm" svg:x="6.686cm" svg:y="1.625cm" svg:viewBox="0 0 476 475" draw:points="0,0 476,0 476,475 0,475">
          <text:p/>
        </draw:polygon>
        <draw:frame draw:style-name="gr6" draw:text-style-name="P10" draw:layer="layout" svg:width="1.238cm" svg:height="0.21cm" svg:x="5.013cm" svg:y="0.354cm">
          <draw:text-box>
            <text:p text:style-name="P9"><text:span text:style-name="T2">(Feature layer)</text:span></text:p>
          </draw:text-box>
        </draw:frame>
        <draw:frame draw:style-name="gr6" draw:text-style-name="P10" draw:layer="layout" svg:width="0.472cm" svg:height="0.21cm" svg:x="6.781cm" svg:y="0.137cm">
          <draw:text-box>
            <text:p text:style-name="P9"><text:span text:style-name="T2">Fully </text:span></text:p>
          </draw:text-box>
        </draw:frame>
        <draw:frame draw:style-name="gr6" draw:text-style-name="P10" draw:layer="layout" svg:width="0.929cm" svg:height="0.21cm" svg:x="6.5cm" svg:y="0.38cm">
          <draw:text-box>
            <text:p text:style-name="P9"><text:span text:style-name="T2">connected </text:span></text:p>
          </draw:text-box>
        </draw:frame>
        <draw:frame draw:style-name="gr6" draw:text-style-name="P10" draw:layer="layout" svg:width="0.391cm" svg:height="0.21cm" svg:x="6.781cm" svg:y="0.624cm">
          <draw:text-box>
            <text:p text:style-name="P9"><text:span text:style-name="T2">ML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HelveticaNeue" svg:font-family="HelveticaNeue"/>
    <style:font-face style:name="IPAPMincho" svg:font-family="IPAP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stroke-dash211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9:01:13.876005676</meta:creation-date>
    <dc:date>2018-12-22T19:09:38.269963426</dc:date>
    <meta:editing-duration>PT8M24S</meta:editing-duration>
    <meta:editing-cycles>1</meta:editing-cycles>
    <meta:document-statistic meta:object-count="87"/>
    <meta:generator>LibreOffice/5.1.6.2$Linux_X86_64 LibreOffice_project/10m0$Build-2</meta:generator>
  </office:meta>
</office:document-meta>
</file>